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Bitstream Charter" svg:font-family="Bitstream Charter"/>
    <style:font-face style:name="Monospace" svg:font-family="Monospace"/>
  </office:font-face-decls>
  <office:automatic-styles>
    <style:style style:name="P1" style:parent-style-name="Standard" style:family="paragraph" style:master-page-name="Standard">
      <style:paragraph-properties style:page-number="1" style:writing-mode="lr-tb">
        <style:tab-stops>
          <style:tab-stop style:position="536.651162790655pt" style:type="right" style:leader-type="none"/>
        </style:tab-stops>
      </style:paragraph-properties>
      <style:text-properties/>
    </style:style>
    <style:style style:name="P2" style:parent-style-name="U1" style:family="paragraph" style:master-page-name="Standard">
      <style:paragraph-properties style:page-number="1" style:writing-mode="lr-tb"/>
      <style:text-properties/>
    </style:style>
    <style:style style:name="P3" style:parent-style-name="Standard" style:family="paragraph">
      <style:paragraph-properties style:writing-mode="lr-tb"/>
      <style:text-properties/>
    </style:style>
    <style:style style:name="P4" style:parent-style-name="U2" style:family="paragraph">
      <style:paragraph-properties style:writing-mode="lr-tb"/>
      <style:text-properties/>
    </style:style>
    <style:style style:name="P5" style:parent-style-name="U3" style:family="paragraph">
      <style:paragraph-properties style:writing-mode="lr-tb"/>
      <style:text-properties/>
    </style:style>
    <style:style style:name="P6" style:parent-style-name="U4" style:family="paragraph">
      <style:paragraph-properties style:writing-mode="lr-tb"/>
      <style:text-properties/>
    </style:style>
    <style:style style:name="P7" style:parent-style-name="Standard" style:family="paragraph">
      <style:paragraph-properties style:writing-mode="lr-tb"/>
      <style:text-properties fo:language="en" style:text-position="0% 66%"/>
    </style:style>
    <style:style style:name="T1" style:parent-style-name="P7" style:family="text">
      <style:text-properties fo:language="de" style:text-position="0% 58%"/>
    </style:style>
    <style:style style:name="P8" style:parent-style-name="Standard" style:family="paragraph">
      <style:paragraph-properties style:writing-mode="lr-tb">
        <style:tab-stops>
          <style:tab-stop style:position="144.837209302314pt" style:type="left" style:leader-type="none"/>
        </style:tab-stops>
      </style:paragraph-properties>
      <style:text-properties/>
    </style:style>
    <style:style style:name="P9" style:parent-style-name="Standard" style:family="paragraph">
      <style:paragraph-properties style:writing-mode="lr-tb">
        <style:tab-stops>
          <style:tab-stop style:position="144.837209302314pt" style:type="left" style:leader-type="none"/>
        </style:tab-stops>
      </style:paragraph-properties>
      <style:text-properties fo:language="en" style:text-position="0% 66%"/>
    </style:style>
    <style:style style:name="T2" style:parent-style-name="P9" style:family="text">
      <style:text-properties fo:language="de" style:text-position="0% 58%"/>
    </style:style>
    <style:style style:name="P10" style:parent-style-name="interaction" style:family="paragraph">
      <style:paragraph-properties style:writing-mode="lr-tb"/>
      <style:text-properties/>
    </style:style>
    <style:style style:name="P11" style:parent-style-name="U4" style:family="paragraph">
      <style:paragraph-properties style:writing-mode="lr-tb"/>
      <style:text-properties fo:font-weight="normal"/>
    </style:style>
    <style:style style:name="T3" style:parent-style-name="P11" style:family="text">
      <style:text-properties fo:font-weight="bold"/>
    </style:style>
    <style:style style:name="P12" style:parent-style-name="U4" style:family="paragraph">
      <style:paragraph-properties style:writing-mode="lr-tb"/>
      <style:text-properties fo:font-size="16pt"/>
    </style:style>
    <style:style style:name="T4" style:parent-style-name="P12" style:family="text">
      <style:text-properties fo:font-size="12pt"/>
    </style:style>
    <text:list-style style:name="L7">
      <text:list-level-style-bullet text:level="1" text:bullet-char="">
        <style:list-level-properties fo:text-align="start"/>
      </text:list-level-style-bullet>
    </text:list-style>
    <text:list-style style:name="L8">
      <text:list-level-style-bullet text:level="1" text:bullet-char="●">
        <style:list-level-properties fo:text-align="start"/>
      </text:list-level-style-bullet>
    </text:list-style>
  </office:automatic-styles>
  <office:body>
    <office:text>
      <text:p text:style-name="P2">KOffice Documentation Cookbook</text:p>
      <text:p text:style-name="P3"/>
      <text:p text:style-name="P3">THIS IS A DRAFT VERSION</text:p>
      <text:p text:style-name="P3"/>
      <text:h text:style-name="P4" text:outline-level="1"><text:number>1.</text:number>Introduction</text:h>
      <text:p text:style-name="P3"/>
      <text:h text:style-name="P5" text:outline-level="2"><text:number>1.1.</text:number>Authors</text:h>
      <text:p text:style-name="P3"/>
      <text:p text:style-name="P3">Raphael Langerhorst <text:a xlink:type="simple" xlink:href="mailto:raphael.langerhorst@kdemail.net" office:name="raphael.langerhorst@kdemail.net">raphael.langerhorst@kdemail.net</text:a> : KOffice Documentation Coordinator</text:p>
      <text:p text:style-name="P3">Anne-Marie Mahfouf <text:a xlink:type="simple" xlink:href="mailto:annemarie.mahfouf@free.fr" office:name="annemarie.mahfouf@free.fr">annemarie.mahfouf@free.fr</text:a> : contributor</text:p>
      <text:p text:style-name="P3"/>
      <text:h text:style-name="P5" text:outline-level="2"><text:number>1.2.</text:number>Clarification of Terms</text:h>
      <text:p text:style-name="P3"/>
      <text:p text:style-name="P3">Within this document, the KOffice Documentation Cookbook is often just referred to as "Documentation Cookbook" or simply "Cookbook".</text:p>
      <text:p text:style-name="P3"/>
      <text:p text:style-name="P3">KOffice is an office suite, based on the KDE Desktop: <text:a xlink:type="simple" xlink:href="http://www.koffice.org" office:name="http://www.koffice.org">http://www.koffice.org</text:a></text:p>
      <text:p text:style-name="P3"/>
      <text:h text:style-name="P5" text:outline-level="2"><text:number>1.3.</text:number>Document Scope and Purpose</text:h>
      <text:p text:style-name="P3"/>
      <text:p text:style-name="P3">This document is intended to keep track of the current status of all of KOffice documentation, including API Reference, user handbooks for all KOffice components and developers information.</text:p>
      <text:p text:style-name="P3"/>
      <text:p text:style-name="P3">Apart from keeping track of the current status of documentation, the Cookbook is used to plan all major changes of KOffice documentation.</text:p>
      <text:p text:style-name="P3"/>
      <text:h text:style-name="P5" text:outline-level="2"><text:number>1.4.</text:number>Document Structure</text:h>
      <text:p text:style-name="P3"/>
      <text:p text:style-name="P3">Chapter 2 gives some guidelines on writing documentation for KOffice. It covers all areas of documentation like in-application help and API documentation, not just handbooks. These guidelines should be followed by all who contribute to the KOffice documentation.</text:p>
      <text:p text:style-name="P3"/>
      <text:p text:style-name="P3">After these guidelines, a broad overview of the existing documentation is given.</text:p>
      <text:p text:style-name="P3"/>
      <text:p text:style-name="P3">The following chapters dive into the depths of each particular piece of documentation, giving an outline on its purpose, current status and plans on what needs to be done. You can even work out one of these plans if you intend to contribute to KOffice documentation.</text:p>
      <text:p text:style-name="P3"/>
      <text:h text:style-name="P5" text:outline-level="2"><text:number>1.5.</text:number>Contact</text:h>
      <text:p text:style-name="P3"/>
      <text:p text:style-name="P3">If you intend to work on KOffice documentation, please get in touch with us.</text:p>
      <text:p text:style-name="P3"/>
      <text:h text:style-name="P6" text:outline-level="3"><text:number>1.5.1.</text:number>IRC</text:h>
      <text:p text:style-name="P3"/>
      <text:p text:style-name="P3">You can get in touch with us through IRC on Freenode, #koffice.</text:p>
      <text:p text:style-name="P3"/>
      <text:h text:style-name="P6" text:outline-level="3"><text:number>1.5.2.</text:number>Mailinglist</text:h>
      <text:p text:style-name="P3"/>
      <text:p text:style-name="P3">There is a mailing list dedicated to KOffice development, this includes working on documentation: <text:a xlink:type="simple" xlink:href="http://mail.kde.org/mailman/listinfo/koffice-devel" office:name="http://mail.kde.org/mailman/listinfo/koffice-devel">http://mail.kde.org/mailman/listinfo/koffice-devel</text:a></text:p>
      <text:p text:style-name="P3"/>
      <text:h text:style-name="P6" text:outline-level="3"><text:number>1.5.3.</text:number>Authors of Handbooks</text:h>
      <text:p text:style-name="P3"/>
      <text:p text:style-name="P3">If you intend to work on a particular part of the documentation, it is probably fine to contact the particular author directly.</text:p>
      <text:p text:style-name="P3"/>
      <text:h text:style-name="P6" text:outline-level="3"><text:number>1.5.4.</text:number>KOffice contact page</text:h>
      <text:p text:style-name="P3"/>
      <text:p text:style-name="P3">Additional contact information can be found on the KOffice webpage: <text:a xlink:type="simple" xlink:href="http://www.koffice.org/contact/" office:name="http://www.koffice.org/contact/">http://www.koffice.org/contact/</text:a></text:p>
      <text:p text:style-name="P3"/>
      <text:h text:style-name="P6" text:outline-level="3"><text:number>1.5.5.</text:number>Documentation Coordinator</text:h>
      <text:p text:style-name="P3"/>
      <text:p text:style-name="P3">If everything fails or you are unsure, contact the Documentation Coordinator (see Authors).</text:p>
      <text:p text:style-name="P3"/>
      <text:h text:style-name="P5" text:outline-level="2"><text:number>1.6.</text:number>People working on KOffice documentation</text:h>
      <text:p text:style-name="P3"/>
      <text:p text:style-name="P7"><text:span text:style-name="T1">Mike McBride &lt;mpmcbride7@yahoo.com&gt;</text:span></text:p>
      <text:p text:style-name="P7"><text:span text:style-name="T1">Ben Lamb &lt;kde@zurgy.org&gt;</text:span></text:p>
      <text:p text:style-name="P7"><text:span text:style-name="T1">Raphael Langerhorst &lt;raphael.langerhorst@kdemail.net&gt;</text:span></text:p>
      <text:p text:style-name="P7"><text:span text:style-name="T1">Martin Ellis &lt;kde@martinellis.co.uk&gt;</text:span></text:p>
      <text:p text:style-name="P7"><text:span text:style-name="T1">Jaroslaw Staniek &lt;js@iidea.pl&gt;</text:span></text:p>
      <text:p text:style-name="P7"><text:span text:style-name="T1">Boudewijn Rempt &lt;boud@valdyas.org&gt;</text:span></text:p>
      <text:p text:style-name="P7"><text:span text:style-name="T1">Orville Bennett &lt;obennett@hartford.edu&gt;</text:span></text:p>
      <text:p text:style-name="P7"><text:span text:style-name="T1">John Hayes &lt;justlinux@bellsouth.net&gt;</text:span></text:p>
      <text:p text:style-name="P7"><text:span text:style-name="T1">Jes Hall (canllaith) &lt;jhall@kde.org&gt;</text:span></text:p>
      <text:p text:style-name="P7"><text:span text:style-name="T1">Anne-Marie Mahfouf &lt;annma@kde.org&gt;</text:span></text:p>
      <text:p text:style-name="P3"/>
      <text:h text:style-name="P6" text:outline-level="3"><text:number>1.6.1.</text:number>Maintainership<?opendocument cursor-position?></text:h>
      <text:p text:style-name="P3"/>
      <text:p text:style-name="P8">KWord<text:tab text:tab-ref="1"/>Mike</text:p>
      <text:p text:style-name="P8">KPresenter<text:tab text:tab-ref="1"/>Big O</text:p>
      <text:p text:style-name="P9"><text:span text:style-name="T2">KSpread<text:tab text:tab-ref="1"/>Raphael</text:span></text:p>
      <text:p text:style-name="P9"><text:span text:style-name="T2">KChart<text:tab text:tab-ref="1"/>Raphael</text:span></text:p>
      <text:p text:style-name="P9"><text:span text:style-name="T2">Kivio<text:tab text:tab-ref="1"/>Ben</text:span></text:p>
      <text:p text:style-name="P9"><text:span text:style-name="T2">Kexi<text:tab text:tab-ref="1"/>Martin, Jaroslaw</text:span></text:p>
      <text:p text:style-name="P9"><text:span text:style-name="T2">KPlato<text:tab text:tab-ref="1"/>Raphael</text:span></text:p>
      <text:p text:style-name="P9"><text:span text:style-name="T2">Krita<text:tab text:tab-ref="1"/>Boudewijn</text:span></text:p>
      <text:p text:style-name="P9"><text:span text:style-name="T2">Karbon14<text:tab text:tab-ref="1"/>Jes</text:span></text:p>
      <text:p text:style-name="P9"><text:span text:style-name="T2">Kugar</text:span></text:p>
      <text:p text:style-name="P9"><text:span text:style-name="T2">KFormula</text:span></text:p>
      <text:p text:style-name="P9"><text:span text:style-name="T2">KoShell<text:tab text:tab-ref="1"/>Anne-Marie</text:span></text:p>
      <text:p text:style-name="P9"/>
      <text:p text:style-name="P9"><text:span text:style-name="T2">KOffice/general</text:span></text:p>
      <text:p text:style-name="P9"><text:span text:style-name="T2">KOffice FAQ</text:span></text:p>
      <text:p text:style-name="P3"/>
      <text:h text:style-name="P4" text:outline-level="1"><text:number>2.</text:number>Guidelines for working on KOffice Documentation</text:h>
      <text:p text:style-name="P3"/>
      <text:h text:style-name="P5" text:outline-level="2"><text:number>2.1.</text:number>How do I ... ?</text:h>
      <text:p text:style-name="P3"/>
      <text:h text:style-name="P6" text:outline-level="3"><text:number>2.1.1.</text:number>Get a recent copy of the KOffice sources and documentation?</text:h>
      <text:p text:style-name="P3"/>
      <text:p text:style-name="P3">Almost all KOffice documentation is included within the main KOffice repository, in the doc/ sub directory. You can find information on downloading the latest development version on the website: <text:a xlink:type="simple" xlink:href="http://www.koffice.org/download/unstable.php" office:name="http://www.koffice.org/download/unstable.php">http://www.koffice.org/download/unstable.php</text:a></text:p>
      <text:p text:style-name="P3"/>
      <text:h text:style-name="P6" text:outline-level="3"><text:number>2.1.2.</text:number>Submit the work I have done?</text:h>
      <text:p text:style-name="P3"/>
      <text:p text:style-name="P3">The best way is to prepare a patch with the svn diff command. For example, if you have done some work within doc/koshell and doc/kword, then you can create a suitable patch like this:</text:p>
      <text:p text:style-name="P3"/>
      <text:p text:style-name="P10">$ svn diff &gt; koffice_doc_patch1.diff</text:p>
      <text:p text:style-name="P3"/>
      <text:p text:style-name="P3">Then send the diff file to the koffice-devel mailinglist (see contact information). Please make sure you use [PATCH] at the beginning of the subject and include the word documentation. If you don't get a response within a reasonable time, you can also send it to the authors of the handbooks you are updating or the KOffice documentation coordinator.</text:p>
      <text:p text:style-name="P3"/>
      <text:h text:style-name="P6" text:outline-level="3"><text:number>2.1.3.</text:number>Edit docbook files?</text:h>
      <text:p text:style-name="P3"/>
      <text:p text:style-name="P3">Docbook files are plain text files, so you can use any text editor you want. Please make sure that you use UTF8 encoding.</text:p>
      <text:p text:style-name="P3"/>
      <text:h text:style-name="P11" text:outline-level="3"><text:number>2.1.4.</text:number><text:span text:style-name="T3">Check if everything still builds with my changes?</text:span></text:h>
      <text:p text:style-name="P3"/>
      <text:p text:style-name="P3">If you use the checked out source code for building the development version of KOffice, you can go to the doc subdirectory of the build directory and run:</text:p>
      <text:p text:style-name="P3"/>
      <text:p text:style-name="P10">$ gmake</text:p>
      <text:p text:style-name="P3"/>
      <text:p text:style-name="P3">If you get build errors, you should scroll up to the first error and correct the docbook files until all documentation builds without error.</text:p>
      <text:p text:style-name="P3"/>
      <text:p text:style-name="P3">See Validation in chapter Conventions for Docbook files for more information.</text:p>
      <text:p text:style-name="P3"/>
      <text:h text:style-name="P5" text:outline-level="2"><text:number>2.2.</text:number>General structure for Handbooks</text:h>
      <text:p text:style-name="P3"/>
      <text:p text:style-name="P3">TO BE WRITTEN.</text:p>
      <text:p text:style-name="P3"/>
      <text:h text:style-name="P5" text:outline-level="2"><text:number>2.3.</text:number>Conventions for Docbook files</text:h>
      <text:p text:style-name="P3"/>
      <text:h text:style-name="P6" text:outline-level="3"><text:number>2.3.1.</text:number>Editor settings</text:h>
      <text:numbered-paragraph text:level="1" text:style-name="L7">
        <text:number>#</text:number>
        <text:p text:style-name="P3">Open and save your docbook file as utf8 in your editor.</text:p>
      </text:numbered-paragraph>
      <text:numbered-paragraph text:level="1" text:style-name="L7">
        <text:number>#</text:number>
        <text:p text:style-name="P3">Set your editor to wrap words at 80 columns.</text:p>
      </text:numbered-paragraph>
      <text:numbered-paragraph text:level="1" text:style-name="L7">
        <text:number>#</text:number>
        <text:p text:style-name="P3">Never indent your docbook files.</text:p>
      </text:numbered-paragraph>
      <text:numbered-paragraph text:level="1" text:style-name="L7">
        <text:number>#</text:number>
        <text:p text:style-name="P3">In Kate choose the docbook syntax highlighting.</text:p>
      </text:numbered-paragraph>
      <text:p text:style-name="P3"/>
      <text:h text:style-name="P6" text:outline-level="3"><text:number>2.3.2.</text:number>Validation</text:h>
      <text:p text:style-name="P3"/>
      <text:numbered-paragraph text:level="1" text:style-name="L7">
        <text:number>#</text:number>
        <text:p text:style-name="P3">Check if your docbook validates: you can use the KDE script checkXML followed by the docbook filename.</text:p>
      </text:numbered-paragraph>
      <text:p text:style-name="P3">example: checkXML index.docbook</text:p>
      <text:p text:style-name="P3">in konsole.</text:p>
      <text:p text:style-name="P3">You can also use the online KDE doc sanitizer in order to detect some bad marking: <text:a xlink:type="simple" xlink:href="http://www.englishbreakfastnetwork.org/sanitizer/just-in-time.php" office:name="KDE docbook sanitizer">KDE docbook sanitizer</text:a></text:p>
      <text:p text:style-name="P3"/>
      <text:h text:style-name="P6" text:outline-level="3"><text:number>2.3.3.</text:number>Screenshots conventions</text:h>
      <text:p text:style-name="P3"/>
      <text:numbered-paragraph text:level="1" text:style-name="L7">
        <text:number>#</text:number>
        <text:p text:style-name="P3">Theme and style are set in KControl -&gt; Appearance &amp; Themes -&gt; Style and Theme Manager and should be Plastik.</text:p>
      </text:numbered-paragraph>
      <text:numbered-paragraph text:level="1" text:style-name="L7">
        <text:number>#</text:number>
        <text:p text:style-name="P3">Color (KControl -&gt; Appearance &amp; Themes -&gt; Colors) should be set to KDE Default.</text:p>
      </text:numbered-paragraph>
      <text:p text:style-name="P3"/>
      <text:h text:style-name="P6" text:outline-level="3"><text:number>2.3.4.</text:number>Docbook tips</text:h>
      <text:p text:style-name="P3"/>
      <text:numbered-paragraph text:level="1" text:style-name="L7">
        <text:number>#</text:number>
        <text:p text:style-name="P3">All &lt;chapter&gt; and &lt;sectN&gt; tags must have an id. The id must be in all lower case, and with dashes separating words. For example, &lt;sect1 id="how-to-obtain-kapp"&gt;.</text:p>
      </text:numbered-paragraph>
      <text:numbered-paragraph text:level="1" text:style-name="L7">
        <text:number>#</text:number>
        <text:p text:style-name="P3">The &lt;date&gt; is the date of the last update.</text:p>
      </text:numbered-paragraph>
      <text:numbered-paragraph text:level="1" text:style-name="L7">
        <text:number>#</text:number>
        <text:p text:style-name="P3">The &lt;releaseinfo&gt; always matches the version number of the application that is described in the documentation (if any).</text:p>
      </text:numbered-paragraph>
      <text:numbered-paragraph text:level="1" text:style-name="L7">
        <text:number>#</text:number>
        <text:p text:style-name="P3">Please consult the <text:a xlink:type="simple" xlink:href="http://i18n.kde.org/doc/doc-primer/docbook-reference.html" office:name="KDE DocBook Reference">KDE DocBook Reference</text:a> and the <text:a xlink:type="simple" xlink:href="http://i18n.kde.org/doc/doc-primer/index.html" office:name="KDE Documentation Primer">KDE Documentation Primer</text:a> for a complete reference about docbook marking in KDE.</text:p>
      </text:numbered-paragraph>
      <text:p text:style-name="P3"/>
      <text:h text:style-name="P5" text:outline-level="2"><text:number>2.4.</text:number>QToolTip and QWhatsThis help</text:h>
      <text:p text:style-name="P3"/>
      <text:p text:style-name="P3">Those two forms of documentation are included in the program code.</text:p>
      <text:p text:style-name="P3"/>
      <text:h text:style-name="P6" text:outline-level="3"><text:number>2.4.1.</text:number>QToolTip help</text:h>
      <text:p text:style-name="P3"/>
      <text:p text:style-name="P3">QToolTip help (also called balloon help) is the short text that appears when you move the mouse for a second or so over a widget in a graphical interface or over an icon in a toolbar. This text must be short and explain in a few words what this widget or icon does.</text:p>
      <text:p text:style-name="P3">There are two ways of adding tooltips in a graphical interface, depending on the way the interface was coded.</text:p>
      <text:numbered-paragraph text:level="1" text:style-name="L8">
        <text:number>*</text:number>
        <text:p text:style-name="P3">To add the QToolTip in a .ui file, edit the file with Qt Designer and use the Properties tab, toolTip property at the bottom and add the text as the value.</text:p>
      </text:numbered-paragraph>
      <text:numbered-paragraph text:level="1" text:style-name="L7">
        <text:number>#</text:number>
        <text:p text:style-name="P3">To add QToolTip help in a file where the GUI is hardcoded (not using Qt Designer): </text:p>
      </text:numbered-paragraph>
      <text:p text:style-name="P3">you call the static function QToolTip::add() with the widget and tip as arguments: </text:p>
      <text:p text:style-name="P3"> <text:s text:c="7"/>QToolTip::add( widgetName, i18n("your tooltip words"));</text:p>
      <text:p text:style-name="P3"/>
      <text:h text:style-name="P6" text:outline-level="3"><text:number>2.4.2.</text:number>QWhatsThis help</text:h>
      <text:p text:style-name="P3"/>
      <text:p text:style-name="P3">QWhatsThis help messages are longer than ToolTips—up to three paragraphs. They explain in more detail the function of a widget and they should answer the question: what is this widget and what does it do? They are activated by using the Shift + F1 shortcut or the ? icon in the window title bar and then clicking on the widget.</text:p>
      <text:p text:style-name="P3">It is preferred to use the same words than those used in the widget description in the documentation in order to keep consistency. The documentation might have additional examples but it is nice to keep the same wording for both QWhatsThis and doc description of the same widget.</text:p>
      <text:p text:style-name="P3">There are two ways of adding QWhatsThis help in the code, depending on the way the graphical interface was coded.</text:p>
      <text:numbered-paragraph text:level="1" text:style-name="L8">
        <text:number>*</text:number>
        <text:p text:style-name="P3">To add the QWhatsThis in a .ui file, edit the file with Qt Designer and use the Properties tab, whatsThis property at the bottom and add the text as the value.</text:p>
      </text:numbered-paragraph>
      <text:numbered-paragraph text:level="1" text:style-name="L7">
        <text:number>#</text:number>
        <text:p text:style-name="P3">To add QWhatsThis help in a file where the GUI is hardcoded (not using Qt Designer): </text:p>
      </text:numbered-paragraph>
      <text:p text:style-name="P3">you call the static function QWhatsThis::add() with the widget and tip as arguments: </text:p>
      <text:p text:style-name="P3"> <text:s text:c="7"/>QToolTip::add( widgetName, <text:s/>i18n("your qwhatsthis sentences"));</text:p>
      <text:p text:style-name="P3">Note: you can use HTML formatting in order to emphasize some words or to separate paragraphs in the QWhasThis help.</text:p>
      <text:p text:style-name="P3"/>
      <text:h text:style-name="P5" text:outline-level="2"><text:number>2.5.</text:number>API documentation</text:h>
      <text:p text:style-name="P3"/>
      <text:p text:style-name="P3">All classes should be documented as much as possible, including member attributes and methods. Particular care should be taken to references which makes it easier to learn about relations.</text:p>
      <text:p text:style-name="P3"/>
      <text:p text:style-name="P3">For API documentation, <text:a xlink:type="simple" xlink:href="http://www.doxygen.org" office:name="doxygen">doxygen</text:a> is used. The syntax should be accordingly. There is a website dedicated to KDE API documentation validation. It includes status information on API documentation including errors. It should be regularly checked to resolve the errors to ensure a good quality API reference for KOffice.</text:p>
      <text:p text:style-name="P3"/>
      <text:p text:style-name="P3">KOffice API documentation statistics and errors: <text:a xlink:type="simple" xlink:href="http://www.englishbreakfastnetwork.org/apidocs/?component=koffice" office:name="http://www.englishbreakfastnetwork.org/apidocs/?component=koffice">http://www.englishbreakfastnetwork.org/apidocs/?component=koffice</text:a></text:p>
      <text:p text:style-name="P3"/>
      <text:p text:style-name="P3"/>
      <text:h text:style-name="P4" text:outline-level="1"><text:number>3.</text:number>KOffice Documentation Overview</text:h>
      <text:p text:style-name="P3"/>
      <text:p text:style-name="P3">There are not only the component handbooks, but also documentation for developers and an API Reference.</text:p>
      <text:p text:style-name="P3"/>
      <text:h text:style-name="P5" text:outline-level="2"><text:number>3.1.</text:number>KOffice Handbook and Component Handbooks</text:h>
      <text:p text:style-name="P3"/>
      <text:p text:style-name="P3">These handbooks are located in the KOffice Subversion Repository, within the doc subdirectory. All documentation included in that directory is in the DocBook XML format, using a KDE DTD.</text:p>
      <text:p text:style-name="P3"/>
      <text:h text:style-name="P5" text:outline-level="2"><text:number>3.2.</text:number>API Reference</text:h>
      <text:p text:style-name="P3"/>
      <text:p text:style-name="P3">The API Reference is generated out of the sourcecode with Doxygen.</text:p>
      <text:p text:style-name="P3"/>
      <text:h text:style-name="P5" text:outline-level="2"><text:number>3.3.</text:number>Information for Developing with KOffice</text:h>
      <text:p text:style-name="P3"/>
      <text:p text:style-name="P3">This includes scripting and writing plugins and other ways of extending and customizing KOffice. There is not yet much documentation available covering these aspects. Some of it is currently added to the KOffice handbook (doc/koffice).</text:p>
      <text:p text:style-name="P3"/>
      <text:p text:style-name="P3"/>
      <text:h text:style-name="P4" text:outline-level="1"><text:number>4.</text:number>KOffice handbooks</text:h>
      <text:p text:style-name="P3"/>
      <text:h text:style-name="P5" text:outline-level="2"><text:number>4.1.</text:number>Requirements and Purpose shared among all handbooks</text:h>
      <text:p text:style-name="P3"/>
      <text:p text:style-name="P3">There are many things that are common to all KOffice handbooks. These will be discussed here.</text:p>
      <text:p text:style-name="P3"/>
      <text:p text:style-name="P3">A KOffice handbook should</text:p>
      <text:numbered-paragraph text:level="1" text:start-value="1" text:style-name="L8">
        <text:number>*</text:number>
        <text:p text:style-name="P3">Introduce the user to the workflow of each component,</text:p>
      </text:numbered-paragraph>
      <text:numbered-paragraph text:level="1" text:style-name="L8">
        <text:number>*</text:number>
        <text:p text:style-name="P3">Fully describe the functionality, including examples and short tutorials,</text:p>
      </text:numbered-paragraph>
      <text:numbered-paragraph text:level="1" text:style-name="L8">
        <text:number>*</text:number>
        <text:p text:style-name="P3">Use screenshots wherever appropriate - visually appealing documentation is better than just text,</text:p>
      </text:numbered-paragraph>
      <text:numbered-paragraph text:level="1" text:style-name="L8">
        <text:number>*</text:number>
        <text:p text:style-name="P3">Contain a command reference that explains all menu items (including context menus).</text:p>
      </text:numbered-paragraph>
      <text:p text:style-name="P3"/>
      <text:p text:style-name="P3"/>
      <text:h text:style-name="P5" text:outline-level="2"><text:number>4.2.</text:number>KOffice handbook</text:h>
      <text:p text:style-name="P3"/>
      <text:h text:style-name="P6" text:outline-level="3"><text:number>4.2.1.</text:number>Purpose</text:h>
      <text:p text:style-name="P3"/>
      <text:p text:style-name="P3">The KOffice handbook should give a general introduction to KOffice. Aspects common to all components should also be covered in the KOffice handbook.</text:p>
      <text:p text:style-name="P3"/>
      <text:h text:style-name="P12" text:outline-level="3"><text:number>4.2.2.</text:number><text:span text:style-name="T4">Status</text:span></text:h>
      <text:p text:style-name="P3"/>
      <text:p text:style-name="P3">A good introduction into KOffice is already given. Information for scripting, plugins and general development possibilities for KOffice is still missing.</text:p>
      <text:p text:style-name="P3"/>
      <text:h text:style-name="P6" text:outline-level="3"><text:number>4.2.3.</text:number>Plans</text:h>
      <text:p text:style-name="P3"/>
      <text:p text:style-name="P3">Maybe the section about KParts should be made more user-readable without knowing the technical internals of KOffice. Also mention that Kexi works differently in this respect - Kexi does not use KoDocument.</text:p>
      <text:p text:style-name="P3"/>
      <text:p text:style-name="P3">Incorporate more information about how to extend and automate KOffice with scripts and plugins. Write about how Kugar can be utilized together with other components to generate reports. Details about this should go into the Kugar handbook itself though.</text:p>
      <text:p text:style-name="P3">Such developer information should probably go into the developers handbook itself. See the chapter about developer information.</text:p>
      <text:p text:style-name="P3"/>
      <text:h text:style-name="P5" text:outline-level="2"><text:number>4.3.</text:number>KWord handbook</text:h>
      <text:p text:style-name="P3"/>
      <text:h text:style-name="P6" text:outline-level="3"><text:number>4.3.1.</text:number>Status</text:h>
      <text:p text:style-name="P3"/>
      <text:p text:style-name="P3">The handbook is complete. Major revising could be useful.</text:p>
      <text:p text:style-name="P3"/>
      <text:h text:style-name="P6" text:outline-level="3"><text:number>4.3.2.</text:number>Plans</text:h>
      <text:p text:style-name="P3"/>
      <text:p text:style-name="P3">It is currently being revised to improve the language and improve the content where necessary.</text:p>
      <text:p text:style-name="P3"/>
      <text:h text:style-name="P5" text:outline-level="2"><text:number>4.4.</text:number>KPresenter handbook</text:h>
      <text:p text:style-name="P3"/>
      <text:h text:style-name="P6" text:outline-level="3"><text:number>4.4.1.</text:number>Status</text:h>
      <text:p text:style-name="P3"/>
      <text:p text:style-name="P3">Handbook should be fine. You can always proofread and check for consistency with the application itself if you want.</text:p>
      <text:p text:style-name="P3"/>
      <text:h text:style-name="P6" text:outline-level="3"><text:number>4.4.2.</text:number>Plans</text:h>
      <text:p text:style-name="P3"/>
      <text:p text:style-name="P3">None at the moment.</text:p>
      <text:p text:style-name="P3"/>
      <text:h text:style-name="P5" text:outline-level="2"><text:number>4.5.</text:number>KSpread handbook</text:h>
      <text:p text:style-name="P3"/>
      <text:h text:style-name="P6" text:outline-level="3"><text:number>4.5.1.</text:number>Status</text:h>
      <text:p text:style-name="P3"/>
      <text:p text:style-name="P3">Handbook is fine in general. Some more recent features are not covered by the handbook.</text:p>
      <text:p text:style-name="P3"/>
      <text:p text:style-name="P3">Bugs: <text:a xlink:type="simple" xlink:href="http://bugs.kde.org/show_bug.cgi?id=104770" office:name="104770">104770</text:a>, <text:a xlink:type="simple" xlink:href="http://bugs.kde.org/show_bug.cgi?id=104970" office:name="104970">104970</text:a></text:p>
      <text:p text:style-name="P3"/>
      <text:h text:style-name="P6" text:outline-level="3"><text:number>4.5.2.</text:number>Plans</text:h>
      <text:p text:style-name="P3"/>
      <text:p text:style-name="P3">It could use another update iteration to make sure it is consistent with the current state of the application (in particular the command reference). Covering new features like the formula engine or the way formulas are entered is also important.</text:p>
      <text:p text:style-name="P3"/>
      <text:h text:style-name="P5" text:outline-level="2"><text:number>4.6.</text:number>KChart handbook</text:h>
      <text:p text:style-name="P3"/>
      <text:h text:style-name="P6" text:outline-level="3"><text:number>4.6.1.</text:number>Status</text:h>
      <text:p text:style-name="P3"/>
      <text:p text:style-name="P3">Handbook should be fine. You can always proofread and check for consistency with the application itself if you want.</text:p>
      <text:p text:style-name="P3"/>
      <text:h text:style-name="P6" text:outline-level="3"><text:number>4.6.2.</text:number>Plans</text:h>
      <text:p text:style-name="P3"/>
      <text:p text:style-name="P3">None at the moment.</text:p>
      <text:p text:style-name="P3"/>
      <text:h text:style-name="P5" text:outline-level="2"><text:number>4.7.</text:number>Kivio handbook</text:h>
      <text:p text:style-name="P3"/>
      <text:h text:style-name="P6" text:outline-level="3"><text:number>4.7.1.</text:number>Status</text:h>
      <text:p text:style-name="P3"/>
      <text:p text:style-name="P3">Handbook is fine in general. A Command Reference is missing. You can always proofread and check for consistency with the application itself if you want.</text:p>
      <text:p text:style-name="P3"/>
      <text:h text:style-name="P6" text:outline-level="3"><text:number>4.7.2.</text:number>Plans</text:h>
      <text:p text:style-name="P3"/>
      <text:p text:style-name="P3">The handbook should be reviewed for consistency with the application and an up-to-date command reference should be added.</text:p>
      <text:p text:style-name="P3"/>
      <text:h text:style-name="P5" text:outline-level="2"><text:number>4.8.</text:number>Kexi handbook</text:h>
      <text:p text:style-name="P3"/>
      <text:h text:style-name="P6" text:outline-level="3"><text:number>4.8.1.</text:number>Status</text:h>
      <text:p text:style-name="P3"/>
      <text:p text:style-name="P3">First version of the handbook is currently being written by the Kexi Team.</text:p>
      <text:p text:style-name="P3"/>
      <text:h text:style-name="P6" text:outline-level="3"><text:number>4.8.2.</text:number>Plans</text:h>
      <text:p text:style-name="P3"/>
      <text:p text:style-name="P3">The Kexi documentation writers could certainly use help with preparing their Kexi handbook.</text:p>
      <text:p text:style-name="P3">There is a status file available that is updated regularly to reflect the current status of Kexi documentation writing: <text:a xlink:type="simple" xlink:href="http://www.ntpb.co.uk/koffice/status.txt" office:name="http://www.ntpb.co.uk/koffice/status.txt">http://www.ntpb.co.uk/koffice/status.txt</text:a></text:p>
      <text:p text:style-name="P3"/>
      <text:h text:style-name="P5" text:outline-level="2"><text:number>4.9.</text:number>KPlato handbook</text:h>
      <text:p text:style-name="P3"/>
      <text:h text:style-name="P6" text:outline-level="3"><text:number>4.9.1.</text:number>Status</text:h>
      <text:p text:style-name="P3"/>
      <text:p text:style-name="P3">A KPlato handbook does not exist yet, KPlato will have its first official release with KOffice 1.5.</text:p>
      <text:p text:style-name="P3"/>
      <text:h text:style-name="P6" text:outline-level="3"><text:number>4.9.2.</text:number>Plans</text:h>
      <text:p text:style-name="P3"/>
      <text:p text:style-name="P3">Before KPlato is released (and before message freeze) a KPlato handbook should be written. For this one should get a development version of KOffice and investigate KPlato. Contacting the developers for information might also be a good idea. Raphael Langerhorst is currently in charge of the KPlato handbook. Contact him at <text:a xlink:type="simple" xlink:href="mailto:raphael.langerhorst@kdemail.net" office:name="raphael.langerhorst@kdemail.net">raphael.langerhorst@kdemail.net</text:a>.</text:p>
      <text:p text:style-name="P3"/>
      <text:h text:style-name="P5" text:outline-level="2"><text:number>4.10.</text:number>Krita handbook</text:h>
      <text:p text:style-name="P3"/>
      <text:h text:style-name="P6" text:outline-level="3"><text:number>4.10.1.</text:number>Status</text:h>
      <text:p text:style-name="P3"/>
      <text:p text:style-name="P3">First version of the handbook is currently being written by the Krita Team.</text:p>
      <text:p text:style-name="P3"/>
      <text:h text:style-name="P6" text:outline-level="3"><text:number>4.10.2.</text:number>Plans</text:h>
      <text:p text:style-name="P3"/>
      <text:p text:style-name="P3">The Krita documentation writers could certainly use help with preparing the handbook.</text:p>
      <text:h text:style-name="P5" text:outline-level="2"><text:number>4.11.</text:number>Karbon14 handbook</text:h>
      <text:p text:style-name="P3"/>
      <text:h text:style-name="P6" text:outline-level="3"><text:number>4.11.1.</text:number>Status</text:h>
      <text:p text:style-name="P3"/>
      <text:p text:style-name="P3">A Karbon14 handbook does not exist.</text:p>
      <text:p text:style-name="P3"/>
      <text:h text:style-name="P6" text:outline-level="3"><text:number>4.11.2.</text:number>Plans</text:h>
      <text:p text:style-name="P3"/>
      <text:p text:style-name="P3">For the KOffice 1.5 release a handbook should be written.</text:p>
      <text:p text:style-name="P3"/>
      <text:h text:style-name="P5" text:outline-level="2"><text:number>4.12.</text:number>Kugar handbook</text:h>
      <text:p text:style-name="P3"/>
      <text:h text:style-name="P6" text:outline-level="3"><text:number>4.12.1.</text:number>Status</text:h>
      <text:p text:style-name="P3"/>
      <text:p text:style-name="P3">Fine in general. Could always use a review.</text:p>
      <text:p text:style-name="P3"/>
      <text:h text:style-name="P6" text:outline-level="3"><text:number>4.12.2.</text:number>Plans</text:h>
      <text:p text:style-name="P3"/>
      <text:p text:style-name="P3">Somehow integrate the Kugar manual with the information on developing with KOffice. Improve the language of the handbook.</text:p>
      <text:p text:style-name="P3"/>
      <text:h text:style-name="P5" text:outline-level="2"><text:number>4.13.</text:number>KFormula handbook</text:h>
      <text:p text:style-name="P3"/>
      <text:h text:style-name="P6" text:outline-level="3"><text:number>4.13.1.</text:number>Status</text:h>
      <text:p text:style-name="P3"/>
      <text:p text:style-name="P3">In need of a major update.</text:p>
      <text:p text:style-name="P3">Bugs: <text:a xlink:type="simple" xlink:href="http://bugs.kde.org/show_bug.cgi?id=106117" office:name="106117">106117</text:a></text:p>
      <text:p text:style-name="P3"/>
      <text:h text:style-name="P6" text:outline-level="3"><text:number>4.13.2.</text:number>Plans</text:h>
      <text:p text:style-name="P3"/>
      <text:p text:style-name="P3">Fully review and update the KFormula handbook.</text:p>
      <text:p text:style-name="P3"/>
      <text:h text:style-name="P5" text:outline-level="2"><text:number>4.14.</text:number>KOffice Workspace (koshell) handbook</text:h>
      <text:p text:style-name="P3"/>
      <text:h text:style-name="P6" text:outline-level="3"><text:number>4.14.1.</text:number>Status</text:h>
      <text:p text:style-name="P3"/>
      <text:p text:style-name="P3">Initial version complete. Could be extended.</text:p>
      <text:p text:style-name="P3"/>
      <text:h text:style-name="P6" text:outline-level="3"><text:number>4.14.2.</text:number>Plans</text:h>
      <text:p text:style-name="P3"/>
      <text:p text:style-name="P3">Extend the handbook.</text:p>
      <text:p text:style-name="P3"/>
      <text:h text:style-name="P4" text:outline-level="1"><text:number>5.</text:number>API Reference</text:h>
      <text:p text:style-name="P3"/>
      <text:p text:style-name="P3">Most of the KOffice library is documented. Having all of KOffice lib documented is desired. The status of components API doc varies. Important parts of each component should be completely documented.</text:p>
      <text:p text:style-name="P3"/>
      <text:h text:style-name="P4" text:outline-level="1"><text:number>6.</text:number>Information on Developing with KOffice</text:h>
      <text:p text:style-name="P3"/>
      <text:p text:style-name="P3">TO BE WRITTEN.</text:p>
      <text:p text:style-name="P3"/>
      <text:h text:style-name="P4" text:outline-level="1"><text:number>7.</text:number>KOffice Training Documents</text:h>
      <text:p text:style-name="P3"/>
      <text:p text:style-name="P3">So far, no official training documentation exists for KOffice. A small set of standard training courses should be created and made available on the KOffice website.</text:p>
      <text:p text:style-name="P3"/>
      <text:p text:style-name="P3">These courses should have the form of tutorials, so they can easily be used in real class situations. In contrast the handbooks shipped with KOffice should be usable as a detailed reference (but examples and small tutorials are certainly ok within the handbooks).</text:p>
      <text:p text:style-name="P3"/>
      <text:p text:style-name="P3">To start with, courses for 16 to 20 hours training should be created, one for KOffice in general and probably others for each component in particular. If these are done, more extended courses (40 hours) can be created, which might just be an addon to the basic course.</text:p>
      <text:p text:style-name="P3"/>
      <text:p text:style-name="P3">This should make it easier for training institutes and companies to offer a standard set of KOffice courses.</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styles>
    <style:default-style style:family="paragraph">
      <style:paragraph-properties style:tab-stop-distance="42.5198pt"/>
    </style:default-style>
    <style:style style:name="Standard" style:display-name="Standard" style:family="paragraph">
      <style:paragraph-properties fo:line-height="100%" fo:margin-bottom="0pt" fo:margin-left="0pt" fo:margin-right="0pt" fo:margin-top="0pt" fo:text-align="left" fo:text-indent="0pt">
        <style:tab-stops/>
      </style:paragraph-properties>
      <style:text-properties fo:background-color="transparent" fo:color="#000000" fo:country="" fo:font-size="12pt" fo:font-style="normal" fo:font-weight="normal" fo:hyphenate="false" fo:language="de" fo:text-shadow="none" style:font-name="Bitstream Charter" style:text-line-through-style="none" style:text-line-through-type="none" style:text-position="0% 58%" style:text-underline-color="font-color" style:text-underline-mode="continuous" style:text-underline-style="none" style:text-underline-type="none"/>
    </style:style>
    <style:style style:name="U1" style:parent-style-name="Standard" style:display-name="Dokument-Titel" style:family="paragraph" style:next-style-name="Standard">
      <style:paragraph-properties fo:text-align="center"/>
      <style:text-properties fo:font-size="24pt" fo:font-weight="bold"/>
    </style:style>
    <style:style style:name="U2" style:parent-style-name="Standard" style:default-outline-level="1" style:display-name="Überschrift 1" style:family="paragraph" style:list-style-name="L1" style:next-style-name="Standard">
      <style:paragraph-properties/>
      <style:text-properties fo:font-size="20pt" fo:font-weight="bold"/>
    </style:style>
    <style:style style:name="U3" style:parent-style-name="Standard" style:default-outline-level="2" style:display-name="Überschrift 2" style:family="paragraph" style:list-style-name="L2" style:next-style-name="Standard">
      <style:paragraph-properties/>
      <style:text-properties fo:font-size="16pt" fo:font-weight="bold"/>
    </style:style>
    <style:style style:name="U4" style:parent-style-name="Standard" style:default-outline-level="3" style:display-name="Überschrift 3" style:family="paragraph" style:list-style-name="L3" style:next-style-name="Standard">
      <style:paragraph-properties/>
      <style:text-properties fo:font-weight="bold"/>
    </style:style>
    <style:style style:name="U5" style:parent-style-name="Standard" style:display-name="Nummerierte Liste" style:family="paragraph" style:list-style-name="L4">
      <style:paragraph-properties/>
      <style:text-properties/>
    </style:style>
    <style:style style:name="U6" style:parent-style-name="Standard" style:display-name="Alphabetische Liste" style:family="paragraph" style:list-style-name="L5">
      <style:paragraph-properties/>
      <style:text-properties/>
    </style:style>
    <style:style style:name="U7" style:parent-style-name="Standard" style:display-name="Aufzählungspunkte" style:family="paragraph" style:list-style-name="L6">
      <style:paragraph-properties/>
      <style:text-properties/>
    </style:style>
    <style:style style:name="interaction" style:parent-style-name="Standard" style:display-name="interaction" style:family="paragraph">
      <style:paragraph-properties/>
      <style:text-properties fo:font-size="10pt" style:font-name="Monospace"/>
    </style:style>
    <text:list-style style:name="L1" style:display-name="Numbering Style for Überschrift 1">
      <text:list-level-style-number text:level="1" style:num-prefix="" style:num-suffix="." text:display-levels="1" style:num-format="1">
        <style:list-level-properties fo:text-align="start"/>
      </text:list-level-style-number>
    </text:list-style>
    <text:list-style style:name="L2" style:display-name="Numbering Style for Überschrift 2">
      <text:list-level-style-number text:level="2" style:num-prefix="" style:num-suffix="." text:display-levels="2" style:num-format="1">
        <style:list-level-properties fo:text-align="start"/>
      </text:list-level-style-number>
    </text:list-style>
    <text:list-style style:name="L3" style:display-name="Numbering Style for Überschrift 3">
      <text:list-level-style-number text:level="3" style:num-prefix="" style:num-suffix="." text:display-levels="3" style:num-format="1">
        <style:list-level-properties fo:text-align="start"/>
      </text:list-level-style-number>
    </text:list-style>
    <text:list-style style:name="L4" style:display-name="Numbering Style for Nummerierte Liste">
      <text:list-level-style-number text:level="1" style:num-prefix="" style:num-suffix="." text:display-levels="1" style:num-format="1">
        <style:list-level-properties fo:text-align="start"/>
      </text:list-level-style-number>
    </text:list-style>
    <text:list-style style:name="L5" style:display-name="Numbering Style for Alphabetische Liste">
      <text:list-level-style-number text:level="1" style:num-prefix="" style:num-suffix=")" text:display-levels="1" style:num-format="a">
        <style:list-level-properties fo:text-align="start"/>
      </text:list-level-style-number>
    </text:list-style>
    <text:list-style style:name="L6" style:display-name="Numbering Style for Aufzählungspunkte">
      <text:list-level-style-bullet text:level="1" text:bullet-char="●">
        <style:list-level-properties fo:text-align="start"/>
      </text:list-level-style-bullet>
    </text:list-style>
    <text:outline-style>
      <text:outline-level-style text:level="1" style:num-prefix="" style:num-suffix="." text:display-levels="1" style:num-format="1">
        <style:list-level-properties fo:text-align="start"/>
      </text:outline-level-style>
      <text:outline-level-style text:level="2" style:num-prefix="" style:num-suffix="." text:display-levels="2" style:num-format="1">
        <style:list-level-properties fo:text-align="start"/>
      </text:outline-level-style>
      <text:outline-level-style text:level="3" style:num-prefix="" style:num-suffix="." text:display-levels="3" style:num-format="1">
        <style:list-level-properties fo:text-align="start"/>
      </text:outline-level-style>
    </text:outline-style>
    <text:notes-configuration text:note-class="footnote" style:num-prefix="" style:num-suffix="" style:num-format="" text:footnotes-position="page" text:start-numbering-at="document"/>
    <text:notes-configuration text:note-class="endnote" style:num-prefix="" style:num-suffix="" style:num-format="i" text:start-numbering-at="document"/>
  </office:styles>
  <office:automatic-styles>
    <style:page-layout style:name="pm1" style:page-usage="all">
      <style:page-layout-properties fo:margin-bottom="42pt" fo:margin-left="28pt" fo:margin-right="28pt" fo:margin-top="42pt" fo:page-height="841pt" fo:page-width="595pt" style:print-orientation="portrait">
        <style:footnote-sep style:adjustment="left" style:width="2pt" style:rel-width="20%" style:line-style="solid"/>
      </style:page-layout-properties>
      <style:footer-style>
        <style:header-footer-properties fo:min-height="0pt"/>
      </style:footer-style>
    </style:page-layout>
  </office:automatic-styles>
  <office:master-styles>
    <style:master-page style:name="Standard" style:page-layout-name="pm1">
      <style:footer>
        <text:p text:style-name="P1">KOffice Documentation Cookbook<text:tab text:tab-ref="1"/><text:page-number text:select-page="current">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meta>
    <meta:generator>KOffice/1.4.2</meta:generator>
    <dc:creator>Anne-Marie Mahfouf</dc:creator>
    <meta:user-defined meta:name="email">annemarie.mahfouf@free.fr</meta:user-defined>
  </office:meta>
</office:document-meta>
</file>